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0e0e0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8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47" style:family="table-cell" style:parent-style-name="Default" style:data-style-name="N120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e0e0e0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52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3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74" style:family="table-cell" style:parent-style-name="Default">
      <style:table-cell-properties fo:background-color="#729fcf"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5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88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4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ackground-color="#dee7e5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7" style:family="table-cell" style:parent-style-name="Default">
      <style:table-cell-properties fo:background-color="#e0c2cd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0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76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5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84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82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90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size="9pt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96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20">
      <style:table-cell-properties fo:background-color="#ffe082" style:text-align-source="fix" style:repeat-content="false" fo:border="0.74pt ridge #000000" style:vertical-align="middle"/>
      <style:paragraph-properties fo:text-align="end" fo:margin-left="0cm"/>
    </style:style>
    <style:style style:name="ce102" style:family="table-cell" style:parent-style-name="Default" style:data-style-name="N121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size="9pt" style:font-size-asian="9pt" style:font-size-complex="9pt"/>
    </style:style>
    <style:style style:name="ce103" style:family="table-cell" style:parent-style-name="Default" style:data-style-name="N121">
      <style:table-cell-properties style:text-align-source="fix" style:repeat-content="false" fo:border="0.74pt solid #cccccc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104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17" style:family="table-cell" style:parent-style-name="Default">
      <style:table-cell-properties fo:background-color="#ffd54f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34" style:family="table-cell" style:parent-style-name="Default" style:data-style-name="N120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35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e0e0e0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23" style:family="table-cell" style:parent-style-name="Default" style:data-style-name="N120">
      <style:table-cell-properties fo:background-color="#e0e0e0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xp2 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57" table:default-cell-style-name="ce21"/>
        <table:table-row table:style-name="ro1">
          <table:table-cell/>
          <table:table-cell table:style-name="ce9" table:number-columns-repeated="2"/>
          <table:table-cell table:style-name="ce34" office:value-type="string" calcext:value-type="string" table:number-columns-spanned="11" table:number-rows-spanned="1">
            <text:p>FS &lt; 1 secondo</text:p>
            <text:p>176 Features</text:p>
          </table:table-cell>
          <table:covered-table-cell table:style-name="ce42"/>
          <table:covered-table-cell table:style-name="ce70"/>
          <table:covered-table-cell table:number-columns-repeated="2" table:style-name="ce76"/>
          <table:covered-table-cell table:number-columns-repeated="6" table:style-name="ce84"/>
          <table:table-cell table:style-name="ce114" office:value-type="string" calcext:value-type="string" table:number-columns-spanned="11" table:number-rows-spanned="1">
            <text:p>FS == 1 secondo</text:p>
            <text:p>120 Features</text:p>
          </table:table-cell>
          <table:covered-table-cell table:style-name="ce42"/>
          <table:covered-table-cell table:style-name="ce70"/>
          <table:covered-table-cell table:number-columns-repeated="2" table:style-name="ce76"/>
          <table:covered-table-cell table:number-columns-repeated="6" table:style-name="ce84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style-name="ce132" office:value-type="string" calcext:value-type="string" table:number-columns-spanned="1" table:number-rows-spanned="3">
            <text:p>AVERAGE</text:p>
          </table:table-cell>
          <table:table-cell table:number-columns-repeated="16357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4" office:value-type="string" calcext:value-type="string" table:number-columns-spanned="2" table:number-rows-spanned="1">
            <text:p>VEHICLE</text:p>
          </table:table-cell>
          <table:covered-table-cell table:style-name="ce44"/>
          <table:table-cell table:style-name="ce75" office:value-type="string" calcext:value-type="string" table:number-columns-spanned="2" table:number-rows-spanned="1">
            <text:p>RAIN</text:p>
          </table:table-cell>
          <table:covered-table-cell table:style-name="ce75"/>
          <table:table-cell table:style-name="ce82" office:value-type="string" calcext:value-type="string" table:number-columns-spanned="2" table:number-rows-spanned="1">
            <text:p>THUNDER</text:p>
          </table:table-cell>
          <table:covered-table-cell table:style-name="ce82"/>
          <table:table-cell table:style-name="ce96" office:value-type="string" calcext:value-type="string" table:number-columns-spanned="2" table:number-rows-spanned="1">
            <text:p>NOISE</text:p>
          </table:table-cell>
          <table:covered-table-cell table:style-name="ce96"/>
          <table:table-cell table:style-name="ce104" office:value-type="string" calcext:value-type="string" table:number-columns-spanned="2" table:number-rows-spanned="1">
            <text:p>UNKNOWN</text:p>
          </table:table-cell>
          <table:covered-table-cell table:style-name="ce104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4" office:value-type="string" calcext:value-type="string" table:number-columns-spanned="2" table:number-rows-spanned="1">
            <text:p>VEHICLE</text:p>
          </table:table-cell>
          <table:covered-table-cell table:style-name="ce44"/>
          <table:table-cell table:style-name="ce75" office:value-type="string" calcext:value-type="string" table:number-columns-spanned="2" table:number-rows-spanned="1">
            <text:p>RAIN</text:p>
          </table:table-cell>
          <table:covered-table-cell table:style-name="ce75"/>
          <table:table-cell table:style-name="ce82" office:value-type="string" calcext:value-type="string" table:number-columns-spanned="2" table:number-rows-spanned="1">
            <text:p>THUNDER</text:p>
          </table:table-cell>
          <table:covered-table-cell table:style-name="ce82"/>
          <table:table-cell table:style-name="ce96" office:value-type="string" calcext:value-type="string" table:number-columns-spanned="2" table:number-rows-spanned="1">
            <text:p>NOISE</text:p>
          </table:table-cell>
          <table:covered-table-cell table:style-name="ce96"/>
          <table:table-cell table:style-name="ce104" office:value-type="string" calcext:value-type="string" table:number-columns-spanned="2" table:number-rows-spanned="1">
            <text:p>UNKNOWN</text:p>
          </table:table-cell>
          <table:covered-table-cell table:style-name="ce104"/>
          <table:covered-table-cell table:style-name="ce140"/>
          <table:covered-table-cell table:style-name="ce31" office:value-type="string" calcext:value-type="string">
            <text:p>AVERAGE</text:p>
          </table:covered-table-cell>
          <table:table-cell table:number-columns-repeated="16357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covered-table-cell table:style-name="ce109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covered-table-cell table:style-name="ce140"/>
          <table:covered-table-cell/>
          <table:table-cell table:number-columns-repeated="16357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number-columns-repeated="3" table:style-name="ce49" office:value-type="float" office:value="0.3871" calcext:value-type="float">
            <text:p>0.38710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110" office:value-type="float" office:value="0.016129" calcext:value-type="float">
            <text:p>0.01613</text:p>
          </table:table-cell>
          <table:table-cell table:number-columns-repeated="2" table:style-name="ce49" office:value-type="float" office:value="0.069892" calcext:value-type="float">
            <text:p>0.06989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28495" calcext:value-type="float">
            <text:p>0.28495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110" office:value-type="float" office:value="0.016129" calcext:value-type="float">
            <text:p>0.01613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134" table:formula="of:=MIN([.E4:.N4];[.P4:.Y4])" office:value-type="float" office:value="0.016129" calcext:value-type="float">
            <text:p>0.01613</text:p>
          </table:table-cell>
          <table:table-cell table:style-name="ce123" table:formula="of:=AVERAGE([.E4:.N4];[.P4:.Y4])" office:value-type="float" office:value="0.2465052" calcext:value-type="float">
            <text:p>0.24651</text:p>
          </table:table-cell>
          <table:table-cell table:number-columns-repeated="16357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49" office:value-type="float" office:value="0.053763" calcext:value-type="float">
            <text:p>0.05376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25269" calcext:value-type="float">
            <text:p>0.25269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32796" calcext:value-type="float">
            <text:p>0.32796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49" office:value-type="float" office:value="0.05914" calcext:value-type="float">
            <text:p>0.05914</text:p>
          </table:table-cell>
          <table:table-cell table:number-columns-repeated="2" table:style-name="ce49" office:value-type="float" office:value="0.064516" calcext:value-type="float">
            <text:p>0.06452</text:p>
          </table:table-cell>
          <table:table-cell table:style-name="ce134" table:formula="of:=MIN([.E5:.N5];[.P5:.Y5])" office:value-type="float" office:value="0.053763" calcext:value-type="float">
            <text:p>0.05376</text:p>
          </table:table-cell>
          <table:table-cell table:style-name="ce123" table:formula="of:=AVERAGE([.E5:.N5];[.P5:.Y5])" office:value-type="float" office:value="0.24193565" calcext:value-type="float">
            <text:p>0.24194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9" office:value-type="float" office:value="0.36559" calcext:value-type="float">
            <text:p>0.36559</text:p>
          </table:table-cell>
          <table:table-cell table:number-columns-repeated="2" table:style-name="ce49" office:value-type="float" office:value="0.38172" calcext:value-type="float">
            <text:p>0.38172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13978" calcext:value-type="float">
            <text:p>0.13978</text:p>
          </table:table-cell>
          <table:table-cell table:style-name="ce49" office:value-type="float" office:value="0.1129" calcext:value-type="float">
            <text:p>0.11290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53763" calcext:value-type="float">
            <text:p>0.05376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1183" calcext:value-type="float">
            <text:p>0.31183</text:p>
          </table:table-cell>
          <table:table-cell table:style-name="ce49" office:value-type="float" office:value="0.10215" calcext:value-type="float">
            <text:p>0.10215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134" table:formula="of:=MIN([.E6:.N6];[.P6:.Y6])" office:value-type="float" office:value="0.053763" calcext:value-type="float">
            <text:p>0.05376</text:p>
          </table:table-cell>
          <table:table-cell table:style-name="ce123" table:formula="of:=AVERAGE([.E6:.N6];[.P6:.Y6])" office:value-type="float" office:value="0.2575265" calcext:value-type="float">
            <text:p>0.25753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3548" calcext:value-type="float">
            <text:p>0.43548</text:p>
          </table:table-cell>
          <table:table-cell table:number-columns-repeated="2" table:style-name="ce49" office:value-type="float" office:value="0.41398" calcext:value-type="float">
            <text:p>0.41398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871" calcext:value-type="float">
            <text:p>0.38710</text:p>
          </table:table-cell>
          <table:table-cell table:number-columns-repeated="2" table:style-name="ce49" office:value-type="float" office:value="0.026882" calcext:value-type="float">
            <text:p>0.02688</text:p>
          </table:table-cell>
          <table:table-cell table:number-columns-repeated="2" table:style-name="ce49" office:value-type="float" office:value="0.075269" calcext:value-type="float">
            <text:p>0.07527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7634" calcext:value-type="float">
            <text:p>0.37634</text:p>
          </table:table-cell>
          <table:table-cell table:number-columns-repeated="2" table:style-name="ce49" office:value-type="float" office:value="0.026882" calcext:value-type="float">
            <text:p>0.02688</text:p>
          </table:table-cell>
          <table:table-cell table:style-name="ce49" office:value-type="float" office:value="0.091398" calcext:value-type="float">
            <text:p>0.09140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134" table:formula="of:=MIN([.E7:.N7];[.P7:.Y7])" office:value-type="float" office:value="0.026882" calcext:value-type="float">
            <text:p>0.02688</text:p>
          </table:table-cell>
          <table:table-cell table:style-name="ce123" table:formula="of:=AVERAGE([.E7:.N7];[.P7:.Y7])" office:value-type="float" office:value="0.26666595" calcext:value-type="float">
            <text:p>0.26667</text:p>
          </table:table-cell>
          <table:table-cell table:number-columns-repeated="16357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49" office:value-type="float" office:value="0.026882" calcext:value-type="float">
            <text:p>0.02688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49" office:value-type="float" office:value="0.1129" calcext:value-type="float">
            <text:p>0.11290</text:p>
          </table:table-cell>
          <table:table-cell table:style-name="ce128" office:value-type="float" office:value="11" calcext:value-type="float">
            <text:p>11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33871" calcext:value-type="float">
            <text:p>0.33871</text:p>
          </table:table-cell>
          <table:table-cell table:style-name="ce49" office:value-type="float" office:value="0.27957" calcext:value-type="float">
            <text:p>0.27957</text:p>
          </table:table-cell>
          <table:table-cell table:number-columns-repeated="2" table:style-name="ce49" office:value-type="float" office:value="0.30645" calcext:value-type="float">
            <text:p>0.30645</text:p>
          </table:table-cell>
          <table:table-cell table:style-name="ce49" office:value-type="float" office:value="0.048387" calcext:value-type="float">
            <text:p>0.04839</text:p>
          </table:table-cell>
          <table:table-cell table:style-name="ce49" office:value-type="float" office:value="0.026882" calcext:value-type="float">
            <text:p>0.02688</text:p>
          </table:table-cell>
          <table:table-cell table:style-name="ce49" office:value-type="float" office:value="0.091398" calcext:value-type="float">
            <text:p>0.09140</text:p>
          </table:table-cell>
          <table:table-cell table:style-name="ce49" office:value-type="float" office:value="0.10753" calcext:value-type="float">
            <text:p>0.10753</text:p>
          </table:table-cell>
          <table:table-cell table:style-name="ce134" table:formula="of:=MIN([.E8:.N8];[.P8:.Y8])" office:value-type="float" office:value="0.026882" calcext:value-type="float">
            <text:p>0.02688</text:p>
          </table:table-cell>
          <table:table-cell table:style-name="ce123" table:formula="of:=AVERAGE([.E8:.N8];[.P8:.Y8])" office:value-type="float" office:value="0.23172005" calcext:value-type="float">
            <text:p>0.23172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4194" calcext:value-type="float">
            <text:p>0.24194</text:p>
          </table:table-cell>
          <table:table-cell table:style-name="ce49" office:value-type="float" office:value="0.3172" calcext:value-type="float">
            <text:p>0.31720</text:p>
          </table:table-cell>
          <table:table-cell table:style-name="ce49" office:value-type="float" office:value="0.26882" calcext:value-type="float">
            <text:p>0.26882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49" office:value-type="float" office:value="0.1129" calcext:value-type="float">
            <text:p>0.11290</text:p>
          </table:table-cell>
          <table:table-cell table:style-name="ce128" office:value-type="float" office:value="5" calcext:value-type="float">
            <text:p>5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3871" calcext:value-type="float">
            <text:p>0.33871</text:p>
          </table:table-cell>
          <table:table-cell table:style-name="ce49" office:value-type="float" office:value="0.25269" calcext:value-type="float">
            <text:p>0.25269</text:p>
          </table:table-cell>
          <table:table-cell table:style-name="ce49" office:value-type="float" office:value="0.30645" calcext:value-type="float">
            <text:p>0.30645</text:p>
          </table:table-cell>
          <table:table-cell table:style-name="ce49" office:value-type="float" office:value="0.29032" calcext:value-type="float">
            <text:p>0.29032</text:p>
          </table:table-cell>
          <table:table-cell table:style-name="ce49" office:value-type="float" office:value="0.048387" calcext:value-type="float">
            <text:p>0.04839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49" office:value-type="float" office:value="0.091398" calcext:value-type="float">
            <text:p>0.09140</text:p>
          </table:table-cell>
          <table:table-cell table:style-name="ce49" office:value-type="float" office:value="0.11828" calcext:value-type="float">
            <text:p>0.11828</text:p>
          </table:table-cell>
          <table:table-cell table:style-name="ce134" table:formula="of:=MIN([.E9:.N9];[.P9:.Y9])" office:value-type="float" office:value="0.048387" calcext:value-type="float">
            <text:p>0.04839</text:p>
          </table:table-cell>
          <table:table-cell table:style-name="ce123" table:formula="of:=AVERAGE([.E9:.N9];[.P9:.Y9])" office:value-type="float" office:value="0.22526865" calcext:value-type="float">
            <text:p>0.22527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128" office:value-type="float" office:value="3" calcext:value-type="float">
            <text:p>3</text:p>
          </table:table-cell>
          <table:table-cell table:style-name="ce49" office:value-type="float" office:value="0.39247" calcext:value-type="float">
            <text:p>0.39247</text:p>
          </table:table-cell>
          <table:table-cell table:number-columns-repeated="2" table:style-name="ce49" office:value-type="float" office:value="0.38172" calcext:value-type="float">
            <text:p>0.38172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49" office:value-type="float" office:value="0.043011" calcext:value-type="float">
            <text:p>0.04301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134" table:formula="of:=MIN([.E10:.N10];[.P10:.Y10])" office:value-type="float" office:value="0.043011" calcext:value-type="float">
            <text:p>0.04301</text:p>
          </table:table-cell>
          <table:table-cell table:style-name="ce123" table:formula="of:=AVERAGE([.E10:.N10];[.P10:.Y10])" office:value-type="float" office:value="0.2494621" calcext:value-type="float">
            <text:p>0.24946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number-columns-repeated="3" table:style-name="ce49" office:value-type="float" office:value="0.37634" calcext:value-type="float">
            <text:p>0.37634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0108" calcext:value-type="float">
            <text:p>0.30108</text:p>
          </table:table-cell>
          <table:table-cell table:style-name="ce49" office:value-type="float" office:value="0.30645" calcext:value-type="float">
            <text:p>0.30645</text:p>
          </table:table-cell>
          <table:table-cell table:style-name="ce49" office:value-type="float" office:value="0.026882" calcext:value-type="float">
            <text:p>0.02688</text:p>
          </table:table-cell>
          <table:table-cell table:style-name="ce49" office:value-type="float" office:value="0.021505" calcext:value-type="float">
            <text:p>0.02151</text:p>
          </table:table-cell>
          <table:table-cell table:style-name="ce49" office:value-type="float" office:value="0.096774" calcext:value-type="float">
            <text:p>0.09677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128" office:value-type="float" office:value="3" calcext:value-type="float">
            <text:p>3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29032" calcext:value-type="float">
            <text:p>0.29032</text:p>
          </table:table-cell>
          <table:table-cell table:style-name="ce49" office:value-type="float" office:value="0.32796" calcext:value-type="float">
            <text:p>0.32796</text:p>
          </table:table-cell>
          <table:table-cell table:number-columns-repeated="2" table:style-name="ce49" office:value-type="float" office:value="0.021505" calcext:value-type="float">
            <text:p>0.02151</text:p>
          </table:table-cell>
          <table:table-cell table:style-name="ce49" office:value-type="float" office:value="0.096774" calcext:value-type="float">
            <text:p>0.09677</text:p>
          </table:table-cell>
          <table:table-cell table:style-name="ce49" office:value-type="float" office:value="0.091398" calcext:value-type="float">
            <text:p>0.09140</text:p>
          </table:table-cell>
          <table:table-cell table:style-name="ce134" table:formula="of:=MIN([.E11:.N11];[.P11:.Y11])" office:value-type="float" office:value="0.021505" calcext:value-type="float">
            <text:p>0.02151</text:p>
          </table:table-cell>
          <table:table-cell table:style-name="ce123" table:formula="of:=AVERAGE([.E11:.N11];[.P11:.Y11])" office:value-type="float" office:value="0.23521475" calcext:value-type="float">
            <text:p>0.23521</text:p>
          </table:table-cell>
          <table:table-cell table:number-columns-repeated="16357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50538" calcext:value-type="float">
            <text:p>0.50538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4086" calcext:value-type="float">
            <text:p>0.44086</text:p>
          </table:table-cell>
          <table:table-cell table:number-columns-repeated="2" table:style-name="ce49" office:value-type="float" office:value="0.05914" calcext:value-type="float">
            <text:p>0.05914</text:p>
          </table:table-cell>
          <table:table-cell table:number-columns-repeated="2" table:style-name="ce49" office:value-type="float" office:value="0.075269" calcext:value-type="float">
            <text:p>0.07527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53226" calcext:value-type="float">
            <text:p>0.53226</text:p>
          </table:table-cell>
          <table:table-cell table:style-name="ce49" office:value-type="float" office:value="0.52688" calcext:value-type="float">
            <text:p>0.52688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7312" calcext:value-type="float">
            <text:p>0.47312</text:p>
          </table:table-cell>
          <table:table-cell table:number-columns-repeated="2" table:style-name="ce49" office:value-type="float" office:value="0.05914" calcext:value-type="float">
            <text:p>0.05914</text:p>
          </table:table-cell>
          <table:table-cell table:number-columns-repeated="2" table:style-name="ce49" office:value-type="float" office:value="0.075269" calcext:value-type="float">
            <text:p>0.07527</text:p>
          </table:table-cell>
          <table:table-cell table:style-name="ce134" table:formula="of:=MIN([.E12:.N12];[.P12:.Y12])" office:value-type="float" office:value="0.05914" calcext:value-type="float">
            <text:p>0.05914</text:p>
          </table:table-cell>
          <table:table-cell table:style-name="ce123" table:formula="of:=AVERAGE([.E12:.N12];[.P12:.Y12])" office:value-type="float" office:value="0.3153233" calcext:value-type="float">
            <text:p>0.31532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Crest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5699" calcext:value-type="float">
            <text:p>0.45699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16129" calcext:value-type="float">
            <text:p>0.16129</text:p>
          </table:table-cell>
          <table:table-cell table:style-name="ce49" office:value-type="float" office:value="0.13978" calcext:value-type="float">
            <text:p>0.13978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10753" calcext:value-type="float">
            <text:p>0.10753</text:p>
          </table:table-cell>
          <table:table-cell table:number-columns-repeated="2" table:style-name="ce49" office:value-type="float" office:value="0.096774" calcext:value-type="float">
            <text:p>0.09677</text:p>
          </table:table-cell>
          <table:table-cell table:style-name="ce49" office:value-type="float" office:value="0.10753" calcext:value-type="float">
            <text:p>0.10753</text:p>
          </table:table-cell>
          <table:table-cell table:style-name="ce134" table:formula="of:=MIN([.E13:.N13];[.P13:.Y13])" office:value-type="float" office:value="0.05914" calcext:value-type="float">
            <text:p>0.05914</text:p>
          </table:table-cell>
          <table:table-cell table:style-name="ce123" table:formula="of:=AVERAGE([.E13:.N13];[.P13:.Y13])" office:value-type="float" office:value="0.3118277" calcext:value-type="float">
            <text:p>0.31183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6237" calcext:value-type="float">
            <text:p>0.46237</text:p>
          </table:table-cell>
          <table:table-cell table:number-columns-repeated="2" table:style-name="ce49" office:value-type="float" office:value="0.50538" calcext:value-type="float">
            <text:p>0.50538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51075" calcext:value-type="float">
            <text:p>0.51075</text:p>
          </table:table-cell>
          <table:table-cell table:style-name="ce49" office:value-type="float" office:value="0.048387" calcext:value-type="float">
            <text:p>0.04839</text:p>
          </table:table-cell>
          <table:table-cell table:style-name="ce49" office:value-type="float" office:value="0.043011" calcext:value-type="float">
            <text:p>0.04301</text:p>
          </table:table-cell>
          <table:table-cell table:number-columns-repeated="2" table:style-name="ce49" office:value-type="float" office:value="0.053763" calcext:value-type="float">
            <text:p>0.05376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053763" calcext:value-type="float">
            <text:p>0.05376</text:p>
          </table:table-cell>
          <table:table-cell table:style-name="ce49" office:value-type="float" office:value="0.048387" calcext:value-type="float">
            <text:p>0.04839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134" table:formula="of:=MIN([.E14:.N14];[.P14:.Y14])" office:value-type="float" office:value="0.043011" calcext:value-type="float">
            <text:p>0.04301</text:p>
          </table:table-cell>
          <table:table-cell table:style-name="ce123" table:formula="of:=AVERAGE([.E14:.N14];[.P14:.Y14])" office:value-type="float" office:value="0.298387" calcext:value-type="float">
            <text:p>0.29839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3011" calcext:value-type="float">
            <text:p>0.43011</text:p>
          </table:table-cell>
          <table:table-cell table:style-name="ce49" office:value-type="float" office:value="0.4086" calcext:value-type="float">
            <text:p>0.40860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086" calcext:value-type="float">
            <text:p>0.40860</text:p>
          </table:table-cell>
          <table:table-cell table:number-columns-repeated="2" table:style-name="ce49" office:value-type="float" office:value="0.10215" calcext:value-type="float">
            <text:p>0.10215</text:p>
          </table:table-cell>
          <table:table-cell table:number-columns-repeated="2" table:style-name="ce49" office:value-type="float" office:value="0.075269" calcext:value-type="float">
            <text:p>0.07527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43011" calcext:value-type="float">
            <text:p>0.43011</text:p>
          </table:table-cell>
          <table:table-cell table:style-name="ce49" office:value-type="float" office:value="0.39785" calcext:value-type="float">
            <text:p>0.39785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9247" calcext:value-type="float">
            <text:p>0.39247</text:p>
          </table:table-cell>
          <table:table-cell table:number-columns-repeated="2" table:style-name="ce49" office:value-type="float" office:value="0.1129" calcext:value-type="float">
            <text:p>0.11290</text:p>
          </table:table-cell>
          <table:table-cell table:number-columns-repeated="2" table:style-name="ce49" office:value-type="float" office:value="0.086022" calcext:value-type="float">
            <text:p>0.08602</text:p>
          </table:table-cell>
          <table:table-cell table:style-name="ce134" table:formula="of:=MIN([.E15:.N15];[.P15:.Y15])" office:value-type="float" office:value="0.075269" calcext:value-type="float">
            <text:p>0.07527</text:p>
          </table:table-cell>
          <table:table-cell table:style-name="ce123" table:formula="of:=AVERAGE([.E15:.N15];[.P15:.Y15])" office:value-type="float" office:value="0.2836016" calcext:value-type="float">
            <text:p>0.28360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45699" calcext:value-type="float">
            <text:p>0.45699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number-columns-repeated="2" table:style-name="ce49" office:value-type="float" office:value="0.086022" calcext:value-type="float">
            <text:p>0.08602</text:p>
          </table:table-cell>
          <table:table-cell table:number-columns-repeated="2" table:style-name="ce49" office:value-type="float" office:value="0.096774" calcext:value-type="float">
            <text:p>0.09677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7312" calcext:value-type="float">
            <text:p>0.47312</text:p>
          </table:table-cell>
          <table:table-cell table:style-name="ce49" office:value-type="float" office:value="0.48387" calcext:value-type="float">
            <text:p>0.48387</text:p>
          </table:table-cell>
          <table:table-cell table:number-columns-repeated="2" table:style-name="ce49" office:value-type="float" office:value="0.069892" calcext:value-type="float">
            <text:p>0.06989</text:p>
          </table:table-cell>
          <table:table-cell table:number-columns-repeated="2" table:style-name="ce49" office:value-type="float" office:value="0.091398" calcext:value-type="float">
            <text:p>0.09140</text:p>
          </table:table-cell>
          <table:table-cell table:style-name="ce134" table:formula="of:=MIN([.E16:.N16];[.P16:.Y16])" office:value-type="float" office:value="0.069892" calcext:value-type="float">
            <text:p>0.06989</text:p>
          </table:table-cell>
          <table:table-cell table:style-name="ce123" table:formula="of:=AVERAGE([.E16:.N16];[.P16:.Y16])" office:value-type="float" office:value="0.3112906" calcext:value-type="float">
            <text:p>0.31129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8387" calcext:value-type="float">
            <text:p>0.48387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7849" calcext:value-type="float">
            <text:p>0.47849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49" office:value-type="float" office:value="0.064516" calcext:value-type="float">
            <text:p>0.06452</text:p>
          </table:table-cell>
          <table:table-cell table:number-columns-repeated="2" table:style-name="ce49" office:value-type="float" office:value="0.069892" calcext:value-type="float">
            <text:p>0.06989</text:p>
          </table:table-cell>
          <table:table-cell table:style-name="ce134" table:formula="of:=MIN([.E17:.N17];[.P17:.Y17])" office:value-type="float" office:value="0.064516" calcext:value-type="float">
            <text:p>0.06452</text:p>
          </table:table-cell>
          <table:table-cell table:style-name="ce123" table:formula="of:=AVERAGE([.E17:.N17];[.P17:.Y17])" office:value-type="float" office:value="0.3053757" calcext:value-type="float">
            <text:p>0.30538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9" office:value-type="float" office:value="0.48387" calcext:value-type="float">
            <text:p>0.48387</text:p>
          </table:table-cell>
          <table:table-cell table:style-name="ce49" office:value-type="float" office:value="0.50538" calcext:value-type="float">
            <text:p>0.50538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075269" calcext:value-type="float">
            <text:p>0.07527</text:p>
          </table:table-cell>
          <table:table-cell table:number-columns-repeated="3" table:style-name="ce49" office:value-type="float" office:value="0.080645" calcext:value-type="float">
            <text:p>0.08065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2473" calcext:value-type="float">
            <text:p>0.42473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3548" calcext:value-type="float">
            <text:p>0.43548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41398" calcext:value-type="float">
            <text:p>0.41398</text:p>
          </table:table-cell>
          <table:table-cell table:number-columns-repeated="2" table:style-name="ce49" office:value-type="float" office:value="0.075269" calcext:value-type="float">
            <text:p>0.07527</text:p>
          </table:table-cell>
          <table:table-cell table:number-columns-repeated="2" table:style-name="ce49" office:value-type="float" office:value="0.080645" calcext:value-type="float">
            <text:p>0.08065</text:p>
          </table:table-cell>
          <table:table-cell table:style-name="ce134" table:formula="of:=MIN([.E18:.N18];[.P18:.Y18])" office:value-type="float" office:value="0.075269" calcext:value-type="float">
            <text:p>0.07527</text:p>
          </table:table-cell>
          <table:table-cell table:style-name="ce123" table:formula="of:=AVERAGE([.E18:.N18];[.P18:.Y18])" office:value-type="float" office:value="0.3043011" calcext:value-type="float">
            <text:p>0.30430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TonalPower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35484" calcext:value-type="float">
            <text:p>0.35484</text:p>
          </table:table-cell>
          <table:table-cell table:style-name="ce49" office:value-type="float" office:value="0.34409" calcext:value-type="float">
            <text:p>0.34409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7097" calcext:value-type="float">
            <text:p>0.37097</text:p>
          </table:table-cell>
          <table:table-cell table:style-name="ce49" office:value-type="float" office:value="0.39247" calcext:value-type="float">
            <text:p>0.39247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36559" calcext:value-type="float">
            <text:p>0.36559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34946" calcext:value-type="float">
            <text:p>0.34946</text:p>
          </table:table-cell>
          <table:table-cell table:style-name="ce49" office:value-type="float" office:value="0.33333" calcext:value-type="float">
            <text:p>0.33333</text:p>
          </table:table-cell>
          <table:table-cell table:style-name="ce49" office:value-type="float" office:value="0.33871" calcext:value-type="float">
            <text:p>0.33871</text:p>
          </table:table-cell>
          <table:table-cell table:style-name="ce49" office:value-type="float" office:value="0.34409" calcext:value-type="float">
            <text:p>0.34409</text:p>
          </table:table-cell>
          <table:table-cell table:number-columns-repeated="2" table:style-name="ce49" office:value-type="float" office:value="0.048387" calcext:value-type="float">
            <text:p>0.04839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134" table:formula="of:=MIN([.E19:.N19];[.P19:.Y19])" office:value-type="float" office:value="0.048387" calcext:value-type="float">
            <text:p>0.04839</text:p>
          </table:table-cell>
          <table:table-cell table:style-name="ce123" table:formula="of:=AVERAGE([.E19:.N19];[.P19:.Y19])" office:value-type="float" office:value="0.24112905" calcext:value-type="float">
            <text:p>0.24113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ZeroCrossing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40323" calcext:value-type="float">
            <text:p>0.40323</text:p>
          </table:table-cell>
          <table:table-cell table:style-name="ce49" office:value-type="float" office:value="0.39785" calcext:value-type="float">
            <text:p>0.39785</text:p>
          </table:table-cell>
          <table:table-cell table:number-columns-repeated="2" table:style-name="ce49" office:value-type="float" office:value="0.38172" calcext:value-type="float">
            <text:p>0.38172</text:p>
          </table:table-cell>
          <table:table-cell table:number-columns-repeated="2" table:style-name="ce49" office:value-type="float" office:value="0.080645" calcext:value-type="float">
            <text:p>0.08065</text:p>
          </table:table-cell>
          <table:table-cell table:number-columns-repeated="2" table:style-name="ce49" office:value-type="float" office:value="0.069892" calcext:value-type="float">
            <text:p>0.06989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38172" calcext:value-type="float">
            <text:p>0.38172</text:p>
          </table:table-cell>
          <table:table-cell table:style-name="ce49" office:value-type="float" office:value="0.36559" calcext:value-type="float">
            <text:p>0.36559</text:p>
          </table:table-cell>
          <table:table-cell table:number-columns-repeated="2" table:style-name="ce49" office:value-type="float" office:value="0.080645" calcext:value-type="float">
            <text:p>0.08065</text:p>
          </table:table-cell>
          <table:table-cell table:number-columns-repeated="2" table:style-name="ce49" office:value-type="float" office:value="0.075269" calcext:value-type="float">
            <text:p>0.07527</text:p>
          </table:table-cell>
          <table:table-cell table:style-name="ce134" table:formula="of:=MIN([.E20:.N20];[.P20:.Y20])" office:value-type="float" office:value="0.069892" calcext:value-type="float">
            <text:p>0.06989</text:p>
          </table:table-cell>
          <table:table-cell table:style-name="ce123" table:formula="of:=AVERAGE([.E20:.N20];[.P20:.Y20])" office:value-type="float" office:value="0.2822581" calcext:value-type="float">
            <text:p>0.28226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Acf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9" office:value-type="float" office:value="0.46774" calcext:value-type="float">
            <text:p>0.46774</text:p>
          </table:table-cell>
          <table:table-cell table:style-name="ce49" office:value-type="float" office:value="0.46237" calcext:value-type="float">
            <text:p>0.46237</text:p>
          </table:table-cell>
          <table:table-cell table:style-name="ce49" office:value-type="float" office:value="0.49462" calcext:value-type="float">
            <text:p>0.49462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3871" calcext:value-type="float">
            <text:p>0.38710</text:p>
          </table:table-cell>
          <table:table-cell table:style-name="ce49" office:value-type="float" office:value="0.37634" calcext:value-type="float">
            <text:p>0.37634</text:p>
          </table:table-cell>
          <table:table-cell table:style-name="ce49" office:value-type="float" office:value="0.064516" calcext:value-type="float">
            <text:p>0.06452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130" office:value-type="float" office:value="120" calcext:value-type="float">
            <text:p>120</text:p>
          </table:table-cell>
          <table:table-cell table:number-columns-repeated="2" table:style-name="ce49" office:value-type="float" office:value="0.46774" calcext:value-type="float">
            <text:p>0.46774</text:p>
          </table:table-cell>
          <table:table-cell table:style-name="ce49" office:value-type="float" office:value="0.5" calcext:value-type="float">
            <text:p>0.50000</text:p>
          </table:table-cell>
          <table:table-cell table:style-name="ce49" office:value-type="float" office:value="0.48925" calcext:value-type="float">
            <text:p>0.48925</text:p>
          </table:table-cell>
          <table:table-cell table:number-columns-repeated="2" table:style-name="ce49" office:value-type="float" office:value="0.40323" calcext:value-type="float">
            <text:p>0.40323</text:p>
          </table:table-cell>
          <table:table-cell table:number-columns-repeated="2" table:style-name="ce49" office:value-type="float" office:value="0.05914" calcext:value-type="float">
            <text:p>0.05914</text:p>
          </table:table-cell>
          <table:table-cell table:style-name="ce49" office:value-type="float" office:value="0.080645" calcext:value-type="float">
            <text:p>0.08065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134" table:formula="of:=MIN([.E21:.N21];[.P21:.Y21])" office:value-type="float" office:value="0.05914" calcext:value-type="float">
            <text:p>0.05914</text:p>
          </table:table-cell>
          <table:table-cell table:style-name="ce123" table:formula="of:=AVERAGE([.E21:.N21];[.P21:.Y21])" office:value-type="float" office:value="0.2981187" calcext:value-type="float">
            <text:p>0.29812</text:p>
          </table:table-cell>
          <table:table-cell table:number-columns-repeated="16357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Max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9" office:value-type="float" office:value="0.46237" calcext:value-type="float">
            <text:p>0.46237</text:p>
          </table:table-cell>
          <table:table-cell table:number-columns-repeated="2" table:style-name="ce49" office:value-type="float" office:value="0.51613" calcext:value-type="float">
            <text:p>0.51613</text:p>
          </table:table-cell>
          <table:table-cell table:style-name="ce49" office:value-type="float" office:value="0.44624" calcext:value-type="float">
            <text:p>0.44624</text:p>
          </table:table-cell>
          <table:table-cell table:style-name="ce49" office:value-type="float" office:value="0.45161" calcext:value-type="float">
            <text:p>0.45161</text:p>
          </table:table-cell>
          <table:table-cell table:style-name="ce49" office:value-type="float" office:value="0.086022" calcext:value-type="float">
            <text:p>0.08602</text:p>
          </table:table-cell>
          <table:table-cell table:style-name="ce49" office:value-type="float" office:value="0.075269" calcext:value-type="float">
            <text:p>0.07527</text:p>
          </table:table-cell>
          <table:table-cell table:number-columns-repeated="2" table:style-name="ce49" office:value-type="float" office:value="0.053763" calcext:value-type="float">
            <text:p>0.05376</text:p>
          </table:table-cell>
          <table:table-cell table:style-name="ce130" office:value-type="float" office:value="120" calcext:value-type="float">
            <text:p>120</text:p>
          </table:table-cell>
          <table:table-cell table:style-name="ce49" office:value-type="float" office:value="0.45699" calcext:value-type="float">
            <text:p>0.45699</text:p>
          </table:table-cell>
          <table:table-cell table:style-name="ce49" office:value-type="float" office:value="0.44086" calcext:value-type="float">
            <text:p>0.44086</text:p>
          </table:table-cell>
          <table:table-cell table:style-name="ce49" office:value-type="float" office:value="0.51075" calcext:value-type="float">
            <text:p>0.51075</text:p>
          </table:table-cell>
          <table:table-cell table:style-name="ce49" office:value-type="float" office:value="0.48925" calcext:value-type="float">
            <text:p>0.48925</text:p>
          </table:table-cell>
          <table:table-cell table:style-name="ce49" office:value-type="float" office:value="0.41398" calcext:value-type="float">
            <text:p>0.41398</text:p>
          </table:table-cell>
          <table:table-cell table:style-name="ce49" office:value-type="float" office:value="0.41935" calcext:value-type="float">
            <text:p>0.41935</text:p>
          </table:table-cell>
          <table:table-cell table:style-name="ce49" office:value-type="float" office:value="0.069892" calcext:value-type="float">
            <text:p>0.06989</text:p>
          </table:table-cell>
          <table:table-cell table:style-name="ce49" office:value-type="float" office:value="0.075269" calcext:value-type="float">
            <text:p>0.07527</text:p>
          </table:table-cell>
          <table:table-cell table:style-name="ce49" office:value-type="float" office:value="0.05914" calcext:value-type="float">
            <text:p>0.05914</text:p>
          </table:table-cell>
          <table:table-cell table:style-name="ce49" office:value-type="float" office:value="0.053763" calcext:value-type="float">
            <text:p>0.05376</text:p>
          </table:table-cell>
          <table:table-cell table:style-name="ce134" table:formula="of:=MIN([.E22:.N22];[.P22:.Y22])" office:value-type="float" office:value="0.053763" calcext:value-type="float">
            <text:p>0.05376</text:p>
          </table:table-cell>
          <table:table-cell table:style-name="ce123" table:formula="of:=AVERAGE([.E22:.N22];[.P22:.Y22])" office:value-type="float" office:value="0.30564555" calcext:value-type="float">
            <text:p>0.30565</text:p>
          </table:table-cell>
          <table:table-cell table:number-columns-repeated="16357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35484" calcext:value-type="float">
            <text:p>0.35484</text:p>
          </table:table-cell>
          <table:table-cell table:style-name="ce47" table:formula="of:=MIN([.F4:.F22])" office:value-type="float" office:value="0.34409" calcext:value-type="float">
            <text:p>0.34409</text:p>
          </table:table-cell>
          <table:table-cell table:style-name="ce47" table:formula="of:=MIN([.G4:.G22])" office:value-type="float" office:value="0.3172" calcext:value-type="float">
            <text:p>0.31720</text:p>
          </table:table-cell>
          <table:table-cell table:style-name="ce47" table:formula="of:=MIN([.H4:.H22])" office:value-type="float" office:value="0.24194" calcext:value-type="float">
            <text:p>0.24194</text:p>
          </table:table-cell>
          <table:table-cell table:style-name="ce47" table:formula="of:=MIN([.I4:.I22])" office:value-type="float" office:value="0.30108" calcext:value-type="float">
            <text:p>0.30108</text:p>
          </table:table-cell>
          <table:table-cell table:style-name="ce47" table:formula="of:=MIN([.J4:.J22])" office:value-type="float" office:value="0.26882" calcext:value-type="float">
            <text:p>0.26882</text:p>
          </table:table-cell>
          <table:table-cell table:style-name="ce47" table:formula="of:=MIN([.K4:.K22])" office:value-type="float" office:value="0.026882" calcext:value-type="float">
            <text:p>0.02688</text:p>
          </table:table-cell>
          <table:table-cell table:style-name="ce47" table:formula="of:=MIN([.L4:.L22])" office:value-type="float" office:value="0.016129" calcext:value-type="float">
            <text:p>0.01613</text:p>
          </table:table-cell>
          <table:table-cell table:style-name="ce47" table:formula="of:=MIN([.M4:.M22])" office:value-type="float" office:value="0.053763" calcext:value-type="float">
            <text:p>0.05376</text:p>
          </table:table-cell>
          <table:table-cell table:style-name="ce47" table:formula="of:=MIN([.N4:.N22])" office:value-type="float" office:value="0.053763" calcext:value-type="float">
            <text:p>0.05376</text:p>
          </table:table-cell>
          <table:table-cell table:style-name="ce77"/>
          <table:table-cell table:style-name="ce47" table:formula="of:=MIN([.P4:.P22])" office:value-type="float" office:value="0.36559" calcext:value-type="float">
            <text:p>0.36559</text:p>
          </table:table-cell>
          <table:table-cell table:style-name="ce47" table:formula="of:=MIN([.Q4:.Q22])" office:value-type="float" office:value="0.33333" calcext:value-type="float">
            <text:p>0.33333</text:p>
          </table:table-cell>
          <table:table-cell table:style-name="ce47" table:formula="of:=MIN([.R4:.R22])" office:value-type="float" office:value="0.33871" calcext:value-type="float">
            <text:p>0.33871</text:p>
          </table:table-cell>
          <table:table-cell table:style-name="ce47" table:formula="of:=MIN([.S4:.S22])" office:value-type="float" office:value="0.25269" calcext:value-type="float">
            <text:p>0.25269</text:p>
          </table:table-cell>
          <table:table-cell table:style-name="ce47" table:formula="of:=MIN([.T4:.T22])" office:value-type="float" office:value="0.29032" calcext:value-type="float">
            <text:p>0.29032</text:p>
          </table:table-cell>
          <table:table-cell table:style-name="ce47" table:formula="of:=MIN([.U4:.U22])" office:value-type="float" office:value="0.29032" calcext:value-type="float">
            <text:p>0.29032</text:p>
          </table:table-cell>
          <table:table-cell table:style-name="ce47" table:formula="of:=MIN([.V4:.V22])" office:value-type="float" office:value="0.021505" calcext:value-type="float">
            <text:p>0.02151</text:p>
          </table:table-cell>
          <table:table-cell table:style-name="ce47" table:formula="of:=MIN([.W4:.W22])" office:value-type="float" office:value="0.016129" calcext:value-type="float">
            <text:p>0.01613</text:p>
          </table:table-cell>
          <table:table-cell table:style-name="ce47" table:formula="of:=MIN([.X4:.X22])" office:value-type="float" office:value="0.05914" calcext:value-type="float">
            <text:p>0.05914</text:p>
          </table:table-cell>
          <table:table-cell table:style-name="ce47" table:formula="of:=MIN([.Y4:.Y22])" office:value-type="float" office:value="0.053763" calcext:value-type="float">
            <text:p>0.05376</text:p>
          </table:table-cell>
          <table:table-cell table:style-name="ce135" table:formula="of:=MIN([.E23:.N23];[.P23:.Y23])" office:value-type="float" office:value="0.016129" calcext:value-type="float">
            <text:p>0.01613</text:p>
          </table:table-cell>
          <table:table-cell table:number-columns-repeated="16358"/>
        </table:table-row>
        <table:table-row table:style-name="ro3">
          <table:table-cell table:number-columns-repeated="2"/>
          <table:table-cell table:style-name="ce31" office:value-type="string" calcext:value-type="string" table:number-columns-spanned="2" table:number-rows-spanned="1">
            <text:p>AVERAGE</text:p>
          </table:table-cell>
          <table:covered-table-cell office:value-type="string" calcext:value-type="string">
            <text:p>AVERAGE</text:p>
          </table:covered-table-cell>
          <table:table-cell table:style-name="ce33" table:formula="of:=AVERAGE([.E4:.E22])" office:value-type="float" office:value="0.422467894736842" calcext:value-type="float">
            <text:p>0.422467894736842</text:p>
          </table:table-cell>
          <table:table-cell table:style-name="ce33" table:formula="of:=AVERAGE([.F4:.F22])" office:value-type="float" office:value="0.426146315789474" calcext:value-type="float">
            <text:p>0.426146315789474</text:p>
          </table:table-cell>
          <table:table-cell table:style-name="ce33" table:formula="of:=AVERAGE([.G4:.G22])" office:value-type="float" office:value="0.426145789473684" calcext:value-type="float">
            <text:p>0.426145789473684</text:p>
          </table:table-cell>
          <table:table-cell table:style-name="ce33" table:formula="of:=AVERAGE([.H4:.H22])" office:value-type="float" office:value="0.404641052631579" calcext:value-type="float">
            <text:p>0.404641052631579</text:p>
          </table:table-cell>
          <table:table-cell table:style-name="ce33" table:formula="of:=AVERAGE([.I4:.I22])" office:value-type="float" office:value="0.406338947368421" calcext:value-type="float">
            <text:p>0.406338947368421</text:p>
          </table:table-cell>
          <table:table-cell table:style-name="ce33" table:formula="of:=AVERAGE([.J4:.J22])" office:value-type="float" office:value="0.38936052631579" calcext:value-type="float">
            <text:p>0.38936052631579</text:p>
          </table:table-cell>
          <table:table-cell table:style-name="ce33" table:formula="of:=AVERAGE([.K4:.K22])" office:value-type="float" office:value="0.0764004736842105" calcext:value-type="float">
            <text:p>0.0764004736842105</text:p>
          </table:table-cell>
          <table:table-cell table:style-name="ce33" table:formula="of:=AVERAGE([.L4:.L22])" office:value-type="float" office:value="0.0664964210526316" calcext:value-type="float">
            <text:p>0.0664964210526316</text:p>
          </table:table-cell>
          <table:table-cell table:style-name="ce33" table:formula="of:=AVERAGE([.M4:.M22])" office:value-type="float" office:value="0.0741368421052632" calcext:value-type="float">
            <text:p>0.0741368421052632</text:p>
          </table:table-cell>
          <table:table-cell table:style-name="ce33" table:formula="of:=AVERAGE([.N4:.N22])" office:value-type="float" office:value="0.0758343684210526" calcext:value-type="float">
            <text:p>0.0758343684210526</text:p>
          </table:table-cell>
          <table:table-cell table:style-name="ce33"/>
          <table:table-cell table:style-name="ce33" table:formula="of:=AVERAGE([.P4:.P22])" office:value-type="float" office:value="0.429258947368421" calcext:value-type="float">
            <text:p>0.429258947368421</text:p>
          </table:table-cell>
          <table:table-cell table:style-name="ce33" table:formula="of:=AVERAGE([.Q4:.Q22])" office:value-type="float" office:value="0.425296315789474" calcext:value-type="float">
            <text:p>0.425296315789474</text:p>
          </table:table-cell>
          <table:table-cell table:style-name="ce33" table:formula="of:=AVERAGE([.R4:.R22])" office:value-type="float" office:value="0.414826842105263" calcext:value-type="float">
            <text:p>0.414826842105263</text:p>
          </table:table-cell>
          <table:table-cell table:style-name="ce33" table:formula="of:=AVERAGE([.S4:.S22])" office:value-type="float" office:value="0.391906842105263" calcext:value-type="float">
            <text:p>0.391906842105263</text:p>
          </table:table-cell>
          <table:table-cell table:style-name="ce33" table:formula="of:=AVERAGE([.T4:.T22])" office:value-type="float" office:value="0.392755263157895" calcext:value-type="float">
            <text:p>0.392755263157895</text:p>
          </table:table-cell>
          <table:table-cell table:style-name="ce33" table:formula="of:=AVERAGE([.U4:.U22])" office:value-type="float" office:value="0.37889052631579" calcext:value-type="float">
            <text:p>0.37889052631579</text:p>
          </table:table-cell>
          <table:table-cell table:style-name="ce33" table:formula="of:=AVERAGE([.V4:.V22])" office:value-type="float" office:value="0.0653648947368421" calcext:value-type="float">
            <text:p>0.0653648947368421</text:p>
          </table:table-cell>
          <table:table-cell table:style-name="ce33" table:formula="of:=AVERAGE([.W4:.W22])" office:value-type="float" office:value="0.0605544736842105" calcext:value-type="float">
            <text:p>0.0605544736842105</text:p>
          </table:table-cell>
          <table:table-cell table:style-name="ce33" table:formula="of:=AVERAGE([.X4:.X22])" office:value-type="float" office:value="0.0800792631578947" calcext:value-type="float">
            <text:p>0.0800792631578947</text:p>
          </table:table-cell>
          <table:table-cell table:style-name="ce33" table:formula="of:=AVERAGE([.Y4:.Y22])" office:value-type="float" office:value="0.0789477368421053" calcext:value-type="float">
            <text:p>0.0789477368421053</text:p>
          </table:table-cell>
          <table:table-cell table:number-columns-repeated="16359"/>
        </table:table-row>
        <table:table-row table:style-name="ro3">
          <table:table-cell table:number-columns-repeated="3"/>
          <table:table-cell table:style-name="ce64"/>
          <table:table-cell table:number-columns-repeated="9"/>
          <table:table-cell table:style-name="Default"/>
          <table:table-cell table:number-columns-repeated="1637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52" office:value-type="string" calcext:value-type="string" table:number-columns-spanned="8" table:number-rows-spanned="1">
            <text:p>Dataset Exp2</text:p>
          </table:table-cell>
          <table:covered-table-cell table:style-name="ce53" office:value-type="string" calcext:value-type="string">
            <text:p>DATASET</text:p>
          </table:covered-table-cell>
          <table:covered-table-cell table:style-name="ce53"/>
          <table:covered-table-cell table:number-columns-repeated="2" table:style-name="ce53" office:value-type="string" calcext:value-type="string">
            <text:p>DATASET</text:p>
          </table:covered-table-cell>
          <table:covered-table-cell table:number-columns-repeated="2" table:style-name="ce53"/>
          <table:covered-table-cell/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Yat</text:p>
          </table:table-cell>
          <table:table-cell table:style-name="ce53" office:value-type="string" calcext:value-type="string">
            <text:p>Month</text:p>
          </table:table-cell>
          <table:table-cell table:style-name="ce53" office:value-type="string" calcext:value-type="string">
            <text:p>Days</text:p>
          </table:table-cell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# Files</text:p>
          </table:table-cell>
          <table:table-cell table:style-name="ce53" office:value-type="string" calcext:value-type="string">
            <text:p>Label (1)</text:p>
          </table:table-cell>
          <table:table-cell table:style-name="ce53" office:value-type="string" calcext:value-type="string">
            <text:p>Label % </text:p>
          </table:table-cell>
          <table:table-cell table:style-name="Default"/>
          <table:table-cell/>
          <table:table-cell table:style-name="ce117" office:value-type="string" calcext:value-type="string">
            <text:p>NOTE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74" office:value-type="string" calcext:value-type="string" table:number-columns-spanned="1" table:number-rows-spanned="2">
            <text:p>VEHICLE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79/186</text:p>
          </table:table-cell>
          <table:table-cell table:style-name="ce102" table:formula="of:=(79/186)*100" office:value-type="float" office:value="42.4731182795699" calcext:value-type="float" table:number-columns-spanned="1" table:number-rows-spanned="2">
            <text:p>42.5</text:p>
          </table:table-cell>
          <table:table-cell table:style-name="Default"/>
          <table:table-cell/>
          <table:table-cell office:value-type="string" calcext:value-type="string">
            <text:p>casi migliori noise e unknown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number-columns-repeated="3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style-name="Default"/>
          <table:table-cell/>
          <table:table-cell office:value-type="string" calcext:value-type="string">
            <text:p>rest irrelevant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88" office:value-type="string" calcext:value-type="string" table:number-columns-spanned="1" table:number-rows-spanned="2">
            <text:p>RAIN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9/186</text:p>
          </table:table-cell>
          <table:table-cell table:style-name="ce102" table:formula="of:=(69/186)*100" office:value-type="float" office:value="37.0967741935484" calcext:value-type="float" table:number-columns-spanned="1" table:number-rows-spanned="2">
            <text:p>37.1</text:p>
          </table:table-cell>
          <table:table-cell table:style-name="Default"/>
          <table:table-cell/>
          <table:table-cell office:value-type="string" calcext:value-type="string">
            <text:p>feature migliore max dimnesions size, CONC ALL STD</text:p>
          </table:table-cell>
          <table:table-cell table:number-columns-repeated="16369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style-name="Default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94" office:value-type="string" calcext:value-type="string" table:number-columns-spanned="1" table:number-rows-spanned="2">
            <text:p>THUNDER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4/186</text:p>
          </table:table-cell>
          <table:table-cell table:style-name="ce102" table:formula="of:=(64/186)*100" office:value-type="float" office:value="34.4086021505376" calcext:value-type="float" table:number-columns-spanned="1" table:number-rows-spanned="2">
            <text:p>34.4</text:p>
          </table:table-cell>
          <table:table-cell table:style-name="Default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63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style-name="Default"/>
          <table:table-cell table:number-columns-repeated="16371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66" office:value-type="string" calcext:value-type="string" table:number-columns-spanned="1" table:number-rows-spanned="2">
            <text:p>NOISE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6/186</text:p>
          </table:table-cell>
          <table:table-cell table:style-name="ce102" table:formula="of:=(6/186)*100" office:value-type="float" office:value="3.2258064516129" calcext:value-type="float" table:number-columns-spanned="1" table:number-rows-spanned="2">
            <text:p>3.2</text:p>
          </table:table-cell>
          <table:table-cell table:style-name="Default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66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style-name="Default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 table:style-name="ce67" office:value-type="string" calcext:value-type="string" table:number-columns-spanned="1" table:number-rows-spanned="2">
            <text:p>UNKNOWN</text:p>
          </table:table-cell>
          <table:table-cell table:style-name="ce86" office:value-type="float" office:value="1" calcext:value-type="float" table:number-columns-spanned="1" table:number-rows-spanned="2">
            <text:p>1</text:p>
          </table:table-cell>
          <table:table-cell table:style-name="ce86" office:value-type="string" calcext:value-type="string" table:number-columns-spanned="1" table:number-rows-spanned="2">
            <text:p>marc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2" office:value-type="string" calcext:value-type="string" table:number-columns-spanned="1" table:number-rows-spanned="2">
            <text:p>2,,6,10,</text:p>
            <text:p>14,18.22</text:p>
          </table:table-cell>
          <table:table-cell table:style-name="ce90" office:value-type="float" office:value="186" calcext:value-type="float" table:number-columns-spanned="1" table:number-rows-spanned="2">
            <text:p>186</text:p>
          </table:table-cell>
          <table:table-cell table:style-name="ce90" office:value-type="string" calcext:value-type="string" table:number-columns-spanned="1" table:number-rows-spanned="2">
            <text:p>10/186</text:p>
          </table:table-cell>
          <table:table-cell table:style-name="ce102" table:formula="of:=(10/186)*100" office:value-type="float" office:value="5.37634408602151" calcext:value-type="float" table:number-columns-spanned="1" table:number-rows-spanned="2">
            <text:p>5.4</text:p>
          </table:table-cell>
          <table:table-cell table:style-name="Default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covered-table-cell table:style-name="ce67"/>
          <table:covered-table-cell table:number-columns-repeated="2" table:style-name="ce59"/>
          <table:covered-table-cell table:style-name="ce91"/>
          <table:covered-table-cell table:style-name="ce59"/>
          <table:covered-table-cell table:number-columns-repeated="2" table:style-name="ce95"/>
          <table:covered-table-cell table:style-name="ce103"/>
          <table:table-cell table:style-name="Default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table-cell/>
          <table:table-cell table:style-name="ce21" table:number-columns-repeated="3"/>
          <table:table-cell table:number-columns-repeated="3"/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table-cell/>
          <table:table-cell table:style-name="ce21" table:number-columns-repeated="3"/>
          <table:table-cell table:number-columns-repeated="16376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46"/>
          <table:table-cell table:number-columns-repeated="16380"/>
        </table:table-row>
        <table:table-row table:style-name="ro3" table:number-rows-repeated="62">
          <table:table-cell/>
          <table:table-cell table:style-name="Default" table:number-columns-repeated="30"/>
          <table:table-cell table:number-columns-repeated="16353"/>
        </table:table-row>
        <table:table-row table:style-name="ro3" table:number-rows-repeated="2">
          <table:table-cell table:number-columns-repeated="26"/>
          <table:table-cell table:style-name="Default"/>
          <table:table-cell table:number-columns-repeated="16357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xp2 results'.E4:'exp2 results'.N22 'exp2 results'.P4:'exp2 results'.Y22">
            <calcext:color-scale>
              <calcext:color-scale-entry calcext:value="0" calcext:type="minimum" calcext:color="#fffde7"/>
              <calcext:color-scale-entry calcext:value="50" calcext:type="percentile" calcext:color="#ffff00"/>
              <calcext:color-scale-entry calcext:value="0" calcext:type="maximum" calcext:color="#c6282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3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22:39:53.352223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6H38M30S</meta:editing-duration>
    <meta:editing-cycles>155</meta:editing-cycles>
    <meta:generator>LibreOffice/24.2.4.2$Linux_X86_64 LibreOffice_project/420$Build-2</meta:generator>
    <dc:date>2024-07-07T23:02:02.103323720</dc:date>
    <meta:document-statistic meta:table-count="1" meta:cell-count="673" meta:object-count="0"/>
  </office:meta>
</office:document-meta>
</file>